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c_time" table:style-name="ta1">
        <table:shapes>
          <draw:frame draw:z-index="0" draw:style-name="gr1" draw:text-style-name="P1" svg:width="7.9102in" svg:height="4.4492in" svg:x="3.6098in" svg:y="0.7669in">
            <draw:object draw:notify-on-update-of-ranges="Exec_time.B1:Exec_time.G1 Exec_time.A3:Exec_time.A3 Exec_time.B3:Exec_time.G3 Exec_time.A5:Exec_time.A5 Exec_time.B5:Exec_time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 office:value-type="float" office:value="1555891851" calcext:value-type="float">
            <text:p>1555891851</text:p>
          </table:table-cell>
          <table:table-cell office:value-type="float" office:value="1443361916" calcext:value-type="float">
            <text:p>1443361916</text:p>
          </table:table-cell>
          <table:table-cell office:value-type="float" office:value="1368153184" calcext:value-type="float">
            <text:p>1368153184</text:p>
          </table:table-cell>
          <table:table-cell office:value-type="float" office:value="1165086544" calcext:value-type="float">
            <text:p>1165086544</text:p>
          </table:table-cell>
          <table:table-cell office:value-type="float" office:value="1704401400" calcext:value-type="float">
            <text:p>1704401400</text:p>
          </table:table-cell>
          <table:table-cell office:value-type="float" office:value="5600058714" calcext:value-type="float">
            <text:p>5600058714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table:style-name="ce1" table:formula="of:=[.B2]/1000000000" office:value-type="float" office:value="1.555891851" calcext:value-type="float">
            <text:p>1.56</text:p>
          </table:table-cell>
          <table:table-cell table:style-name="ce1" table:formula="of:=[.C2]/1000000000" office:value-type="float" office:value="1.443361916" calcext:value-type="float">
            <text:p>1.44</text:p>
          </table:table-cell>
          <table:table-cell table:style-name="ce1" table:formula="of:=[.D2]/1000000000" office:value-type="float" office:value="1.368153184" calcext:value-type="float">
            <text:p>1.37</text:p>
          </table:table-cell>
          <table:table-cell table:style-name="ce1" table:formula="of:=[.E2]/1000000000" office:value-type="float" office:value="1.165086544" calcext:value-type="float">
            <text:p>1.17</text:p>
          </table:table-cell>
          <table:table-cell table:style-name="ce1" table:formula="of:=[.F2]/1000000000" office:value-type="float" office:value="1.7044014" calcext:value-type="float">
            <text:p>1.70</text:p>
          </table:table-cell>
          <table:table-cell table:style-name="ce1" table:formula="of:=[.G2]/1000000000" office:value-type="float" office:value="5.600058714" calcext:value-type="float">
            <text:p>5.60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 table:style-name="ce1" office:value-type="float" office:value="2194547260" calcext:value-type="float">
            <text:p>2194547260.00</text:p>
          </table:table-cell>
          <table:table-cell table:style-name="ce1" office:value-type="float" office:value="1838694680" calcext:value-type="float">
            <text:p>1838694680.00</text:p>
          </table:table-cell>
          <table:table-cell table:style-name="ce1" office:value-type="float" office:value="1880381794" calcext:value-type="float">
            <text:p>1880381794.00</text:p>
          </table:table-cell>
          <table:table-cell table:style-name="ce1" office:value-type="float" office:value="1643235231" calcext:value-type="float">
            <text:p>1643235231.00</text:p>
          </table:table-cell>
          <table:table-cell table:style-name="ce1" office:value-type="float" office:value="1426003708" calcext:value-type="float">
            <text:p>1426003708.00</text:p>
          </table:table-cell>
          <table:table-cell table:style-name="ce1" office:value-type="float" office:value="1360860321" calcext:value-type="float">
            <text:p>1360860321.00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table:style-name="ce1" table:formula="of:=[.B4]/1000000000" office:value-type="float" office:value="2.19454726" calcext:value-type="float">
            <text:p>2.19</text:p>
          </table:table-cell>
          <table:table-cell table:style-name="ce1" table:formula="of:=[.C4]/1000000000" office:value-type="float" office:value="1.83869468" calcext:value-type="float">
            <text:p>1.84</text:p>
          </table:table-cell>
          <table:table-cell table:style-name="ce1" table:formula="of:=[.D4]/1000000000" office:value-type="float" office:value="1.880381794" calcext:value-type="float">
            <text:p>1.88</text:p>
          </table:table-cell>
          <table:table-cell table:style-name="ce1" table:formula="of:=[.E4]/1000000000" office:value-type="float" office:value="1.643235231" calcext:value-type="float">
            <text:p>1.64</text:p>
          </table:table-cell>
          <table:table-cell table:style-name="ce1" table:formula="of:=[.F4]/1000000000" office:value-type="float" office:value="1.426003708" calcext:value-type="float">
            <text:p>1.43</text:p>
          </table:table-cell>
          <table:table-cell table:style-name="ce1" table:formula="of:=[.G4]/1000000000" office:value-type="float" office:value="1.360860321" calcext:value-type="float">
            <text:p>1.3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formula="of:=[.G3]-[.G5]" office:value-type="float" office:value="4.239198393" calcext:value-type="float">
            <text:p>4.23919839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table:formula="of:=[.G5]" office:value-type="float" office:value="1.360860321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G3]" office:value-type="float" office:value="5.600058714" calcext:value-type="float">
            <text:p>5.6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[.B13]*[.C12]/[.B12]" office:value-type="float" office:value="411.508707218748" calcext:value-type="float">
            <text:p>411.508707218748</text:p>
          </table:table-cell>
          <table:table-cell table:number-columns-repeated="5"/>
        </table:table-row>
      </table:table>
      <table:table table:name="Conc - 10 " table:style-name="ta1">
        <table:shapes>
          <draw:frame draw:z-index="0" draw:style-name="gr1" draw:text-style-name="P1" svg:width="7.3059in" svg:height="3.9008in" svg:x="5.3374in" svg:y="0.2929in">
            <draw:object draw:notify-on-update-of-ranges="'Conc - 10 '.B1:'Conc - 10 '.F1 'Conc - 10 '.A3:'Conc - 10 '.A3 'Conc - 10 '.B3:'Conc - 10 '.F3 'Conc - 10 '.A5:'Conc - 10 '.A5 'Conc - 10 '.B5:'Conc - 10 '.F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 office:value-type="float" office:value="2753479987" calcext:value-type="float">
            <text:p>2753479987</text:p>
          </table:table-cell>
          <table:table-cell office:value-type="float" office:value="1760936441" calcext:value-type="float">
            <text:p>1760936441</text:p>
          </table:table-cell>
          <table:table-cell office:value-type="float" office:value="1055271727" calcext:value-type="float">
            <text:p>1055271727</text:p>
          </table:table-cell>
          <table:table-cell office:value-type="float" office:value="1016594969" calcext:value-type="float">
            <text:p>1016594969</text:p>
          </table:table-cell>
          <table:table-cell office:value-type="float" office:value="1555891851" calcext:value-type="float">
            <text:p>1555891851</text:p>
          </table:table-cell>
        </table:table-row>
        <table:table-row table:style-name="ro1">
          <table:table-cell office:value-type="string" calcext:value-type="string">
            <text:p>AWS under 10 of concurrence</text:p>
          </table:table-cell>
          <table:table-cell table:style-name="ce1" table:formula="of:=[.B2]/1000000000" office:value-type="float" office:value="2.753479987" calcext:value-type="float">
            <text:p>2.75</text:p>
          </table:table-cell>
          <table:table-cell table:style-name="ce1" table:formula="of:=[.C2]/1000000000" office:value-type="float" office:value="1.760936441" calcext:value-type="float">
            <text:p>1.76</text:p>
          </table:table-cell>
          <table:table-cell table:style-name="ce1" table:formula="of:=[.D2]/1000000000" office:value-type="float" office:value="1.055271727" calcext:value-type="float">
            <text:p>1.06</text:p>
          </table:table-cell>
          <table:table-cell table:style-name="ce1" table:formula="of:=[.E2]/1000000000" office:value-type="float" office:value="1.016594969" calcext:value-type="float">
            <text:p>1.02</text:p>
          </table:table-cell>
          <table:table-cell table:style-name="ce1" table:formula="of:=[.F2]/1000000000" office:value-type="float" office:value="1.555891851" calcext:value-type="float">
            <text:p>1.56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 table:style-name="ce1" office:value-type="float" office:value="3479735876" calcext:value-type="float">
            <text:p>3479735876.00</text:p>
          </table:table-cell>
          <table:table-cell table:style-name="ce1" office:value-type="float" office:value="2667579034" calcext:value-type="float">
            <text:p>2667579034.00</text:p>
          </table:table-cell>
          <table:table-cell table:style-name="ce1" office:value-type="float" office:value="1563869574" calcext:value-type="float">
            <text:p>1563869574.00</text:p>
          </table:table-cell>
          <table:table-cell table:style-name="ce1" office:value-type="float" office:value="2021648736" calcext:value-type="float">
            <text:p>2021648736.00</text:p>
          </table:table-cell>
          <table:table-cell table:style-name="ce1" office:value-type="float" office:value="2194547260" calcext:value-type="float">
            <text:p>2194547260.00</text:p>
          </table:table-cell>
        </table:table-row>
        <table:table-row table:style-name="ro1">
          <table:table-cell office:value-type="string" calcext:value-type="string">
            <text:p>GCP under 10 of concurrence</text:p>
          </table:table-cell>
          <table:table-cell table:style-name="ce1" table:formula="of:=[.B4]/1000000000" office:value-type="float" office:value="3.479735876" calcext:value-type="float">
            <text:p>3.48</text:p>
          </table:table-cell>
          <table:table-cell table:style-name="ce1" table:formula="of:=[.C4]/1000000000" office:value-type="float" office:value="2.667579034" calcext:value-type="float">
            <text:p>2.67</text:p>
          </table:table-cell>
          <table:table-cell table:style-name="ce1" table:formula="of:=[.D4]/1000000000" office:value-type="float" office:value="1.563869574" calcext:value-type="float">
            <text:p>1.56</text:p>
          </table:table-cell>
          <table:table-cell table:style-name="ce1" table:formula="of:=[.E4]/1000000000" office:value-type="float" office:value="2.021648736" calcext:value-type="float">
            <text:p>2.02</text:p>
          </table:table-cell>
          <table:table-cell table:style-name="ce1" table:formula="of:=[.F4]/1000000000" office:value-type="float" office:value="2.19454726" calcext:value-type="float">
            <text:p>2.19</text:p>
          </table:table-cell>
        </table:table-row>
        <table:table-row table:style-name="ro1" table:visibility="collapse">
          <table:table-cell office:value-type="string" calcext:value-type="string">
            <text:p>AWS (20)</text:p>
          </table:table-cell>
          <table:table-cell office:value-type="float" office:value="2047114227" calcext:value-type="float">
            <text:p>2047114227</text:p>
          </table:table-cell>
          <table:table-cell office:value-type="float" office:value="1580285297" calcext:value-type="float">
            <text:p>1580285297</text:p>
          </table:table-cell>
          <table:table-cell office:value-type="float" office:value="1305067365" calcext:value-type="float">
            <text:p>1305067365</text:p>
          </table:table-cell>
          <table:table-cell office:value-type="float" office:value="1085295409" calcext:value-type="float">
            <text:p>1085295409</text:p>
          </table:table-cell>
          <table:table-cell office:value-type="float" office:value="1199047282" calcext:value-type="float">
            <text:p>1199047282</text:p>
          </table:table-cell>
        </table:table-row>
      </table:table>
      <table:table table:name="Conc - 20" table:style-name="ta1">
        <table:shapes>
          <draw:frame draw:z-index="0" draw:style-name="gr1" draw:text-style-name="P1" svg:width="7.3059in" svg:height="3.9008in" svg:x="5.2508in" svg:y="0.3035in">
            <draw:object draw:notify-on-update-of-ranges="'Conc - 20'.B1:'Conc - 20'.F1 'Conc - 20'.A3:'Conc - 20'.A3 'Conc - 20'.B3:'Conc - 20'.F3 'Conc - 20'.A5:'Conc - 20'.A5 'Conc - 20'.B5:'Conc - 20'.F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 office:value-type="float" office:value="2753479987" calcext:value-type="float">
            <text:p>2753479987</text:p>
          </table:table-cell>
          <table:table-cell office:value-type="float" office:value="1760936441" calcext:value-type="float">
            <text:p>1760936441</text:p>
          </table:table-cell>
          <table:table-cell office:value-type="float" office:value="1055271727" calcext:value-type="float">
            <text:p>1055271727</text:p>
          </table:table-cell>
          <table:table-cell office:value-type="float" office:value="1016594969" calcext:value-type="float">
            <text:p>1016594969</text:p>
          </table:table-cell>
          <table:table-cell office:value-type="float" office:value="1555891851" calcext:value-type="float">
            <text:p>1555891851</text:p>
          </table:table-cell>
        </table:table-row>
        <table:table-row table:style-name="ro1">
          <table:table-cell office:value-type="string" calcext:value-type="string">
            <text:p>AWS under 20 of concurrence</text:p>
          </table:table-cell>
          <table:table-cell table:style-name="ce1" table:formula="of:=[.B2]/1000000000" office:value-type="float" office:value="2.753479987" calcext:value-type="float">
            <text:p>2.75</text:p>
          </table:table-cell>
          <table:table-cell table:style-name="ce1" table:formula="of:=[.C2]/1000000000" office:value-type="float" office:value="1.760936441" calcext:value-type="float">
            <text:p>1.76</text:p>
          </table:table-cell>
          <table:table-cell table:style-name="ce1" table:formula="of:=[.D2]/1000000000" office:value-type="float" office:value="1.055271727" calcext:value-type="float">
            <text:p>1.06</text:p>
          </table:table-cell>
          <table:table-cell table:style-name="ce1" table:formula="of:=[.E2]/1000000000" office:value-type="float" office:value="1.016594969" calcext:value-type="float">
            <text:p>1.02</text:p>
          </table:table-cell>
          <table:table-cell table:style-name="ce1" table:formula="of:=[.F2]/1000000000" office:value-type="float" office:value="1.555891851" calcext:value-type="float">
            <text:p>1.56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 table:style-name="ce1" office:value-type="float" office:value="2547125982" calcext:value-type="float">
            <text:p>2547125982.00</text:p>
          </table:table-cell>
          <table:table-cell table:style-name="ce1" office:value-type="float" office:value="1823948287" calcext:value-type="float">
            <text:p>1823948287.00</text:p>
          </table:table-cell>
          <table:table-cell table:style-name="ce1" office:value-type="float" office:value="1760251050" calcext:value-type="float">
            <text:p>1760251050.00</text:p>
          </table:table-cell>
          <table:table-cell table:style-name="ce1" office:value-type="float" office:value="1201092942" calcext:value-type="float">
            <text:p>1201092942.00</text:p>
          </table:table-cell>
          <table:table-cell table:style-name="ce1" office:value-type="float" office:value="1838694680" calcext:value-type="float">
            <text:p>1838694680.00</text:p>
          </table:table-cell>
        </table:table-row>
        <table:table-row table:style-name="ro1">
          <table:table-cell office:value-type="string" calcext:value-type="string">
            <text:p>GCP under 20 of concurrence</text:p>
          </table:table-cell>
          <table:table-cell table:style-name="ce1" table:formula="of:=[.B4]/1000000000" office:value-type="float" office:value="2.547125982" calcext:value-type="float">
            <text:p>2.55</text:p>
          </table:table-cell>
          <table:table-cell table:style-name="ce1" table:formula="of:=[.C4]/1000000000" office:value-type="float" office:value="1.823948287" calcext:value-type="float">
            <text:p>1.82</text:p>
          </table:table-cell>
          <table:table-cell table:style-name="ce1" table:formula="of:=[.D4]/1000000000" office:value-type="float" office:value="1.76025105" calcext:value-type="float">
            <text:p>1.76</text:p>
          </table:table-cell>
          <table:table-cell table:style-name="ce1" table:formula="of:=[.E4]/1000000000" office:value-type="float" office:value="1.201092942" calcext:value-type="float">
            <text:p>1.20</text:p>
          </table:table-cell>
          <table:table-cell table:style-name="ce1" table:formula="of:=[.F4]/1000000000" office:value-type="float" office:value="1.83869468" calcext:value-type="float">
            <text:p>1.84</text:p>
          </table:table-cell>
        </table:table-row>
        <table:table-row table:style-name="ro1" table:visibility="collapse">
          <table:table-cell office:value-type="string" calcext:value-type="string">
            <text:p>AWS (20)</text:p>
          </table:table-cell>
          <table:table-cell office:value-type="float" office:value="2047114227" calcext:value-type="float">
            <text:p>2047114227</text:p>
          </table:table-cell>
          <table:table-cell office:value-type="float" office:value="1580285297" calcext:value-type="float">
            <text:p>1580285297</text:p>
          </table:table-cell>
          <table:table-cell office:value-type="float" office:value="1305067365" calcext:value-type="float">
            <text:p>1305067365</text:p>
          </table:table-cell>
          <table:table-cell office:value-type="float" office:value="1085295409" calcext:value-type="float">
            <text:p>1085295409</text:p>
          </table:table-cell>
          <table:table-cell office:value-type="float" office:value="1199047282" calcext:value-type="float">
            <text:p>1199047282</text:p>
          </table:table-cell>
        </table:table-row>
      </table:table>
      <table:table table:name="Conc - 40" table:style-name="ta1">
        <table:shapes>
          <draw:frame draw:z-index="0" draw:style-name="gr1" draw:text-style-name="P1" svg:width="7.3059in" svg:height="3.9008in" svg:x="5.2114in" svg:y="0.3035in">
            <draw:object draw:notify-on-update-of-ranges="'Conc - 40'.B1:'Conc - 40'.F1 'Conc - 40'.A3:'Conc - 40'.A3 'Conc - 40'.B3:'Conc - 40'.F3 'Conc - 40'.A5:'Conc - 40'.A5 'Conc - 40'.B5:'Conc - 40'.F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 office:value-type="float" office:value="2753479987" calcext:value-type="float">
            <text:p>2753479987</text:p>
          </table:table-cell>
          <table:table-cell office:value-type="float" office:value="1760936441" calcext:value-type="float">
            <text:p>1760936441</text:p>
          </table:table-cell>
          <table:table-cell office:value-type="float" office:value="1055271727" calcext:value-type="float">
            <text:p>1055271727</text:p>
          </table:table-cell>
          <table:table-cell office:value-type="float" office:value="1016594969" calcext:value-type="float">
            <text:p>1016594969</text:p>
          </table:table-cell>
          <table:table-cell office:value-type="float" office:value="1555891851" calcext:value-type="float">
            <text:p>1555891851</text:p>
          </table:table-cell>
        </table:table-row>
        <table:table-row table:style-name="ro1">
          <table:table-cell office:value-type="string" calcext:value-type="string">
            <text:p>AWS under 40 of concurrence</text:p>
          </table:table-cell>
          <table:table-cell table:style-name="ce1" table:formula="of:=[.B2]/1000000000" office:value-type="float" office:value="2.753479987" calcext:value-type="float">
            <text:p>2.75</text:p>
          </table:table-cell>
          <table:table-cell table:style-name="ce1" table:formula="of:=[.C2]/1000000000" office:value-type="float" office:value="1.760936441" calcext:value-type="float">
            <text:p>1.76</text:p>
          </table:table-cell>
          <table:table-cell table:style-name="ce1" table:formula="of:=[.D2]/1000000000" office:value-type="float" office:value="1.055271727" calcext:value-type="float">
            <text:p>1.06</text:p>
          </table:table-cell>
          <table:table-cell table:style-name="ce1" table:formula="of:=[.E2]/1000000000" office:value-type="float" office:value="1.016594969" calcext:value-type="float">
            <text:p>1.02</text:p>
          </table:table-cell>
          <table:table-cell table:style-name="ce1" table:formula="of:=[.F2]/1000000000" office:value-type="float" office:value="1.555891851" calcext:value-type="float">
            <text:p>1.56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 table:style-name="ce1" office:value-type="float" office:value="1272208735" calcext:value-type="float">
            <text:p>1272208735.00</text:p>
          </table:table-cell>
          <table:table-cell table:style-name="ce1" office:value-type="float" office:value="2173029891" calcext:value-type="float">
            <text:p>2173029891.00</text:p>
          </table:table-cell>
          <table:table-cell table:style-name="ce1" office:value-type="float" office:value="2509773034" calcext:value-type="float">
            <text:p>2509773034.00</text:p>
          </table:table-cell>
          <table:table-cell table:style-name="ce1" office:value-type="float" office:value="1302039534" calcext:value-type="float">
            <text:p>1302039534.00</text:p>
          </table:table-cell>
          <table:table-cell table:style-name="ce1" office:value-type="float" office:value="2144857774" calcext:value-type="float">
            <text:p>2144857774.00</text:p>
          </table:table-cell>
        </table:table-row>
        <table:table-row table:style-name="ro1">
          <table:table-cell office:value-type="string" calcext:value-type="string">
            <text:p>GCP under 40 of concurrence</text:p>
          </table:table-cell>
          <table:table-cell table:style-name="ce1" table:formula="of:=[.B4]/1000000000" office:value-type="float" office:value="1.272208735" calcext:value-type="float">
            <text:p>1.27</text:p>
          </table:table-cell>
          <table:table-cell table:style-name="ce1" table:formula="of:=[.C4]/1000000000" office:value-type="float" office:value="2.173029891" calcext:value-type="float">
            <text:p>2.17</text:p>
          </table:table-cell>
          <table:table-cell table:style-name="ce1" table:formula="of:=[.D4]/1000000000" office:value-type="float" office:value="2.509773034" calcext:value-type="float">
            <text:p>2.51</text:p>
          </table:table-cell>
          <table:table-cell table:style-name="ce1" table:formula="of:=[.E4]/1000000000" office:value-type="float" office:value="1.302039534" calcext:value-type="float">
            <text:p>1.30</text:p>
          </table:table-cell>
          <table:table-cell table:style-name="ce1" table:formula="of:=[.F4]/1000000000" office:value-type="float" office:value="2.144857774" calcext:value-type="float">
            <text:p>2.14</text:p>
          </table:table-cell>
        </table:table-row>
        <table:table-row table:style-name="ro1" table:visibility="collapse">
          <table:table-cell office:value-type="string" calcext:value-type="string">
            <text:p>AWS (20)</text:p>
          </table:table-cell>
          <table:table-cell office:value-type="float" office:value="2047114227" calcext:value-type="float">
            <text:p>2047114227</text:p>
          </table:table-cell>
          <table:table-cell office:value-type="float" office:value="1580285297" calcext:value-type="float">
            <text:p>1580285297</text:p>
          </table:table-cell>
          <table:table-cell office:value-type="float" office:value="1305067365" calcext:value-type="float">
            <text:p>1305067365</text:p>
          </table:table-cell>
          <table:table-cell office:value-type="float" office:value="1085295409" calcext:value-type="float">
            <text:p>1085295409</text:p>
          </table:table-cell>
          <table:table-cell office:value-type="float" office:value="1199047282" calcext:value-type="float">
            <text:p>1199047282</text:p>
          </table:table-cell>
        </table:table-row>
      </table:table>
      <table:table table:name="Conc - 80" table:style-name="ta1">
        <table:shapes>
          <draw:frame draw:z-index="0" draw:style-name="gr1" draw:text-style-name="P1" svg:width="7.3059in" svg:height="3.9008in" svg:x="5.0811in" svg:y="0.2516in">
            <draw:object draw:notify-on-update-of-ranges="'Conc - 80'.B1:'Conc - 80'.F1 'Conc - 80'.A3:'Conc - 80'.A3 'Conc - 80'.B3:'Conc - 80'.F3 'Conc - 80'.A5:'Conc - 80'.A5 'Conc - 80'.B5:'Conc - 80'.F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Provid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table:style-name="Default" office:value-type="float" office:value="1251449847" calcext:value-type="float">
            <text:p>1251449847</text:p>
          </table:table-cell>
          <table:table-cell table:style-name="Default" office:value-type="float" office:value="1237320088" calcext:value-type="float">
            <text:p>1237320088</text:p>
          </table:table-cell>
          <table:table-cell table:style-name="Default" office:value-type="float" office:value="1080782473" calcext:value-type="float">
            <text:p>1080782473</text:p>
          </table:table-cell>
          <table:table-cell table:style-name="Default" office:value-type="float" office:value="1103132851" calcext:value-type="float">
            <text:p>1103132851</text:p>
          </table:table-cell>
          <table:table-cell table:style-name="Default" office:value-type="float" office:value="1152747462" calcext:value-type="float">
            <text:p>1152747462</text:p>
          </table:table-cell>
        </table:table-row>
        <table:table-row table:style-name="ro1">
          <table:table-cell office:value-type="string" calcext:value-type="string">
            <text:p>AWS under 80 of concurrence</text:p>
          </table:table-cell>
          <table:table-cell table:formula="of:=[.B2]/1000000000" office:value-type="float" office:value="1.251449847" calcext:value-type="float">
            <text:p>1.25</text:p>
          </table:table-cell>
          <table:table-cell table:formula="of:=[.C2]/1000000000" office:value-type="float" office:value="1.237320088" calcext:value-type="float">
            <text:p>1.24</text:p>
          </table:table-cell>
          <table:table-cell table:formula="of:=[.D2]/1000000000" office:value-type="float" office:value="1.080782473" calcext:value-type="float">
            <text:p>1.08</text:p>
          </table:table-cell>
          <table:table-cell table:formula="of:=[.E2]/1000000000" office:value-type="float" office:value="1.103132851" calcext:value-type="float">
            <text:p>1.10</text:p>
          </table:table-cell>
          <table:table-cell table:formula="of:=[.F2]/1000000000" office:value-type="float" office:value="1.152747462" calcext:value-type="float">
            <text:p>1.15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351508128" calcext:value-type="float">
            <text:p>1351508128.00</text:p>
          </table:table-cell>
          <table:table-cell office:value-type="float" office:value="2315936796" calcext:value-type="float">
            <text:p>2315936796.00</text:p>
          </table:table-cell>
          <table:table-cell office:value-type="float" office:value="1571918938" calcext:value-type="float">
            <text:p>1571918938.00</text:p>
          </table:table-cell>
          <table:table-cell office:value-type="float" office:value="1033582590" calcext:value-type="float">
            <text:p>1033582590.00</text:p>
          </table:table-cell>
          <table:table-cell office:value-type="float" office:value="1943229703" calcext:value-type="float">
            <text:p>1943229703.00</text:p>
          </table:table-cell>
        </table:table-row>
        <table:table-row table:style-name="ro1">
          <table:table-cell office:value-type="string" calcext:value-type="string">
            <text:p>GCP under 80 of concurrence</text:p>
          </table:table-cell>
          <table:table-cell table:formula="of:=[.B4]/1000000000" office:value-type="float" office:value="1.351508128" calcext:value-type="float">
            <text:p>1.35</text:p>
          </table:table-cell>
          <table:table-cell table:formula="of:=[.C4]/1000000000" office:value-type="float" office:value="2.315936796" calcext:value-type="float">
            <text:p>2.32</text:p>
          </table:table-cell>
          <table:table-cell table:formula="of:=[.D4]/1000000000" office:value-type="float" office:value="1.571918938" calcext:value-type="float">
            <text:p>1.57</text:p>
          </table:table-cell>
          <table:table-cell table:formula="of:=[.E4]/1000000000" office:value-type="float" office:value="1.03358259" calcext:value-type="float">
            <text:p>1.03</text:p>
          </table:table-cell>
          <table:table-cell table:formula="of:=[.F4]/1000000000" office:value-type="float" office:value="1.943229703" calcext:value-type="float">
            <text:p>1.94</text:p>
          </table:table-cell>
        </table:table-row>
      </table:table>
      <table:table table:name="Conc - 160" table:style-name="ta1">
        <table:shapes>
          <draw:frame draw:z-index="0" draw:style-name="gr1" draw:text-style-name="P1" svg:width="7.3059in" svg:height="3.9008in" svg:x="5.0811in" svg:y="0.2516in">
            <draw:object draw:notify-on-update-of-ranges="'Conc - 160'.B1:'Conc - 160'.F1 'Conc - 160'.A3:'Conc - 160'.A3 'Conc - 160'.B3:'Conc - 160'.F3 'Conc - 160'.A5:'Conc - 160'.A5 'Conc - 160'.B5:'Conc - 160'.F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602670814" calcext:value-type="float">
            <text:p>1602670814</text:p>
          </table:table-cell>
          <table:table-cell office:value-type="float" office:value="1642854767" calcext:value-type="float">
            <text:p>1642854767</text:p>
          </table:table-cell>
          <table:table-cell office:value-type="float" office:value="1463461577" calcext:value-type="float">
            <text:p>1463461577</text:p>
          </table:table-cell>
          <table:table-cell office:value-type="float" office:value="1739867117" calcext:value-type="float">
            <text:p>1739867117</text:p>
          </table:table-cell>
          <table:table-cell office:value-type="float" office:value="2073152726" calcext:value-type="float">
            <text:p>2073152726</text:p>
          </table:table-cell>
        </table:table-row>
        <table:table-row table:style-name="ro1">
          <table:table-cell office:value-type="string" calcext:value-type="string">
            <text:p>AWS under 160 of concurrence</text:p>
          </table:table-cell>
          <table:table-cell table:style-name="ce1" table:formula="of:=[.B2]/1000000000" office:value-type="float" office:value="1.602670814" calcext:value-type="float">
            <text:p>1.60</text:p>
          </table:table-cell>
          <table:table-cell table:style-name="ce1" table:formula="of:=[.C2]/1000000000" office:value-type="float" office:value="1.642854767" calcext:value-type="float">
            <text:p>1.64</text:p>
          </table:table-cell>
          <table:table-cell table:style-name="ce1" table:formula="of:=[.D2]/1000000000" office:value-type="float" office:value="1.463461577" calcext:value-type="float">
            <text:p>1.46</text:p>
          </table:table-cell>
          <table:table-cell table:style-name="ce1" table:formula="of:=[.E2]/1000000000" office:value-type="float" office:value="1.739867117" calcext:value-type="float">
            <text:p>1.74</text:p>
          </table:table-cell>
          <table:table-cell table:style-name="ce1" table:formula="of:=[.F2]/1000000000" office:value-type="float" office:value="2.073152726" calcext:value-type="float">
            <text:p>2.07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056042653" calcext:value-type="float">
            <text:p>1056042653</text:p>
          </table:table-cell>
          <table:table-cell office:value-type="float" office:value="2571460351" calcext:value-type="float">
            <text:p>2571460351</text:p>
          </table:table-cell>
          <table:table-cell office:value-type="float" office:value="1343459488" calcext:value-type="float">
            <text:p>1343459488</text:p>
          </table:table-cell>
          <table:table-cell office:value-type="float" office:value="1064480802" calcext:value-type="float">
            <text:p>1064480802</text:p>
          </table:table-cell>
          <table:table-cell office:value-type="float" office:value="1094575245" calcext:value-type="float">
            <text:p>1094575245</text:p>
          </table:table-cell>
        </table:table-row>
        <table:table-row table:style-name="ro1">
          <table:table-cell office:value-type="string" calcext:value-type="string">
            <text:p>GCP under 160 of concurrence</text:p>
          </table:table-cell>
          <table:table-cell table:style-name="ce1" table:formula="of:=[.B4]/1000000000" office:value-type="float" office:value="1.056042653" calcext:value-type="float">
            <text:p>1.06</text:p>
          </table:table-cell>
          <table:table-cell table:style-name="ce1" table:formula="of:=[.C4]/1000000000" office:value-type="float" office:value="2.571460351" calcext:value-type="float">
            <text:p>2.57</text:p>
          </table:table-cell>
          <table:table-cell table:style-name="ce1" table:formula="of:=[.D4]/1000000000" office:value-type="float" office:value="1.343459488" calcext:value-type="float">
            <text:p>1.34</text:p>
          </table:table-cell>
          <table:table-cell table:style-name="ce1" table:formula="of:=[.E4]/1000000000" office:value-type="float" office:value="1.064480802" calcext:value-type="float">
            <text:p>1.06</text:p>
          </table:table-cell>
          <table:table-cell table:style-name="ce1" table:formula="of:=[.F4]/1000000000" office:value-type="float" office:value="1.094575245" calcext:value-type="float">
            <text:p>1.09</text:p>
          </table:table-cell>
        </table:table-row>
      </table:table>
      <table:table table:name="Conc - 320" table:style-name="ta1">
        <table:shapes>
          <draw:frame draw:z-index="0" draw:style-name="gr1" draw:text-style-name="P1" svg:width="7.3059in" svg:height="3.9008in" svg:x="5.0811in" svg:y="0.2516in">
            <draw:object draw:notify-on-update-of-ranges="'Conc - 320'.B1:'Conc - 320'.F1 'Conc - 320'.A3:'Conc - 320'.A3 'Conc - 320'.B3:'Conc - 320'.F3 'Conc - 320'.A5:'Conc - 320'.A5 'Conc - 320'.B5:'Conc - 320'.F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5940254283" calcext:value-type="float">
            <text:p>5940254283</text:p>
          </table:table-cell>
          <table:table-cell office:value-type="float" office:value="5393025289" calcext:value-type="float">
            <text:p>5393025289</text:p>
          </table:table-cell>
          <table:table-cell office:value-type="float" office:value="7189652427" calcext:value-type="float">
            <text:p>7189652427</text:p>
          </table:table-cell>
          <table:table-cell office:value-type="float" office:value="5240763437" calcext:value-type="float">
            <text:p>5240763437</text:p>
          </table:table-cell>
          <table:table-cell office:value-type="float" office:value="4236598136" calcext:value-type="float">
            <text:p>4236598136</text:p>
          </table:table-cell>
        </table:table-row>
        <table:table-row table:style-name="ro1">
          <table:table-cell office:value-type="string" calcext:value-type="string">
            <text:p>AWS under 320 of concurrence</text:p>
          </table:table-cell>
          <table:table-cell table:style-name="ce1" table:formula="of:=[.B2]/1000000000" office:value-type="float" office:value="5.940254283" calcext:value-type="float">
            <text:p>5.94</text:p>
          </table:table-cell>
          <table:table-cell table:style-name="ce1" table:formula="of:=[.C2]/1000000000" office:value-type="float" office:value="5.393025289" calcext:value-type="float">
            <text:p>5.39</text:p>
          </table:table-cell>
          <table:table-cell table:style-name="ce1" table:formula="of:=[.D2]/1000000000" office:value-type="float" office:value="7.189652427" calcext:value-type="float">
            <text:p>7.19</text:p>
          </table:table-cell>
          <table:table-cell table:style-name="ce1" table:formula="of:=[.E2]/1000000000" office:value-type="float" office:value="5.240763437" calcext:value-type="float">
            <text:p>5.24</text:p>
          </table:table-cell>
          <table:table-cell table:style-name="ce1" table:formula="of:=[.F2]/1000000000" office:value-type="float" office:value="4.236598136" calcext:value-type="float">
            <text:p>4.24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2079586334" calcext:value-type="float">
            <text:p>2079586334</text:p>
          </table:table-cell>
          <table:table-cell office:value-type="float" office:value="1139817492" calcext:value-type="float">
            <text:p>1139817492</text:p>
          </table:table-cell>
          <table:table-cell office:value-type="float" office:value="1035529824" calcext:value-type="float">
            <text:p>1035529824</text:p>
          </table:table-cell>
          <table:table-cell office:value-type="float" office:value="982584298" calcext:value-type="float">
            <text:p>982584298</text:p>
          </table:table-cell>
          <table:table-cell office:value-type="float" office:value="1566783659" calcext:value-type="float">
            <text:p>1566783659</text:p>
          </table:table-cell>
        </table:table-row>
        <table:table-row table:style-name="ro1">
          <table:table-cell office:value-type="string" calcext:value-type="string">
            <text:p>GCP under 320 of concurrence</text:p>
          </table:table-cell>
          <table:table-cell table:style-name="ce1" table:formula="of:=[.B4]/1000000000" office:value-type="float" office:value="2.079586334" calcext:value-type="float">
            <text:p>2.08</text:p>
          </table:table-cell>
          <table:table-cell table:style-name="ce1" table:formula="of:=[.C4]/1000000000" office:value-type="float" office:value="1.139817492" calcext:value-type="float">
            <text:p>1.14</text:p>
          </table:table-cell>
          <table:table-cell table:style-name="ce1" table:formula="of:=[.D4]/1000000000" office:value-type="float" office:value="1.035529824" calcext:value-type="float">
            <text:p>1.04</text:p>
          </table:table-cell>
          <table:table-cell table:style-name="ce1" table:formula="of:=[.E4]/1000000000" office:value-type="float" office:value="0.982584298" calcext:value-type="float">
            <text:p>0.98</text:p>
          </table:table-cell>
          <table:table-cell table:style-name="ce1" table:formula="of:=[.F4]/1000000000" office:value-type="float" office:value="1.566783659" calcext:value-type="float">
            <text:p>1.57</text:p>
          </table:table-cell>
        </table:table-row>
      </table:table>
      <table:table table:name="Sheet8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Concurrence</text:p>
          </table:table-cell>
          <table:table-cell office:value-type="string" calcext:value-type="string">
            <text:p>Execution 1</text:p>
          </table:table-cell>
          <table:table-cell office:value-type="string" calcext:value-type="string">
            <text:p>Execution 2</text:p>
          </table:table-cell>
          <table:table-cell office:value-type="string" calcext:value-type="string">
            <text:p>Execution 3</text:p>
          </table:table-cell>
          <table:table-cell office:value-type="string" calcext:value-type="string">
            <text:p>Execution 4</text:p>
          </table:table-cell>
          <table:table-cell office:value-type="string" calcext:value-type="string">
            <text:p>Execution 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/>
          <table:table-cell office:value-type="float" office:value="2753479987" calcext:value-type="float">
            <text:p>2753479987</text:p>
          </table:table-cell>
          <table:table-cell office:value-type="float" office:value="1760936441" calcext:value-type="float">
            <text:p>1760936441</text:p>
          </table:table-cell>
          <table:table-cell office:value-type="float" office:value="1055271727" calcext:value-type="float">
            <text:p>1055271727</text:p>
          </table:table-cell>
          <table:table-cell office:value-type="float" office:value="1016594969" calcext:value-type="float">
            <text:p>1016594969</text:p>
          </table:table-cell>
          <table:table-cell office:value-type="float" office:value="1555891851" calcext:value-type="float">
            <text:p>1555891851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0" calcext:value-type="float">
            <text:p>10</text:p>
          </table:table-cell>
          <table:table-cell table:style-name="ce1" table:formula="of:=[.C2]/1000000000" office:value-type="float" office:value="2.753479987" calcext:value-type="float">
            <text:p>2.75</text:p>
          </table:table-cell>
          <table:table-cell table:style-name="ce1" table:formula="of:=[.D2]/1000000000" office:value-type="float" office:value="1.760936441" calcext:value-type="float">
            <text:p>1.76</text:p>
          </table:table-cell>
          <table:table-cell table:style-name="ce1" table:formula="of:=[.E2]/1000000000" office:value-type="float" office:value="1.055271727" calcext:value-type="float">
            <text:p>1.06</text:p>
          </table:table-cell>
          <table:table-cell table:style-name="ce1" table:formula="of:=[.F2]/1000000000" office:value-type="float" office:value="1.016594969" calcext:value-type="float">
            <text:p>1.02</text:p>
          </table:table-cell>
          <table:table-cell table:style-name="ce1" table:formula="of:=[.G2]/1000000000" office:value-type="float" office:value="1.555891851" calcext:value-type="float">
            <text:p>1.56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/>
          <table:table-cell table:style-name="ce1" office:value-type="float" office:value="3479735876" calcext:value-type="float">
            <text:p>3479735876.00</text:p>
          </table:table-cell>
          <table:table-cell table:style-name="ce1" office:value-type="float" office:value="2667579034" calcext:value-type="float">
            <text:p>2667579034.00</text:p>
          </table:table-cell>
          <table:table-cell table:style-name="ce1" office:value-type="float" office:value="1563869574" calcext:value-type="float">
            <text:p>1563869574.00</text:p>
          </table:table-cell>
          <table:table-cell table:style-name="ce1" office:value-type="float" office:value="2021648736" calcext:value-type="float">
            <text:p>2021648736.00</text:p>
          </table:table-cell>
          <table:table-cell table:style-name="ce1" office:value-type="float" office:value="2194547260" calcext:value-type="float">
            <text:p>2194547260.00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0" calcext:value-type="float">
            <text:p>10</text:p>
          </table:table-cell>
          <table:table-cell table:style-name="ce1" table:formula="of:=[.C4]/1000000000" office:value-type="float" office:value="3.479735876" calcext:value-type="float">
            <text:p>3.48</text:p>
          </table:table-cell>
          <table:table-cell table:style-name="ce1" table:formula="of:=[.D4]/1000000000" office:value-type="float" office:value="2.667579034" calcext:value-type="float">
            <text:p>2.67</text:p>
          </table:table-cell>
          <table:table-cell table:style-name="ce1" table:formula="of:=[.E4]/1000000000" office:value-type="float" office:value="1.563869574" calcext:value-type="float">
            <text:p>1.56</text:p>
          </table:table-cell>
          <table:table-cell table:style-name="ce1" table:formula="of:=[.F4]/1000000000" office:value-type="float" office:value="2.021648736" calcext:value-type="float">
            <text:p>2.02</text:p>
          </table:table-cell>
          <table:table-cell table:style-name="ce1" table:formula="of:=[.G4]/1000000000" office:value-type="float" office:value="2.19454726" calcext:value-type="float">
            <text:p>2.19</text:p>
          </table:table-cell>
        </table:table-row>
        <table:table-row table:style-name="ro1" table:visibility="collapse">
          <table:table-cell table:number-columns-repeated="7"/>
        </table:table-row>
        <table:table-row table:style-name="ro1" table:visibility="collapse">
          <table:table-cell office:value-type="string" calcext:value-type="string">
            <text:p>Provi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/>
          <table:table-cell office:value-type="float" office:value="2753479987" calcext:value-type="float">
            <text:p>2753479987</text:p>
          </table:table-cell>
          <table:table-cell office:value-type="float" office:value="1760936441" calcext:value-type="float">
            <text:p>1760936441</text:p>
          </table:table-cell>
          <table:table-cell office:value-type="float" office:value="1055271727" calcext:value-type="float">
            <text:p>1055271727</text:p>
          </table:table-cell>
          <table:table-cell office:value-type="float" office:value="1016594969" calcext:value-type="float">
            <text:p>1016594969</text:p>
          </table:table-cell>
          <table:table-cell office:value-type="float" office:value="1555891851" calcext:value-type="float">
            <text:p>1555891851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20" calcext:value-type="float">
            <text:p>20</text:p>
          </table:table-cell>
          <table:table-cell table:style-name="ce1" table:formula="of:=[.C8]/1000000000" office:value-type="float" office:value="2.753479987" calcext:value-type="float">
            <text:p>2.75</text:p>
          </table:table-cell>
          <table:table-cell table:style-name="ce1" table:formula="of:=[.D8]/1000000000" office:value-type="float" office:value="1.760936441" calcext:value-type="float">
            <text:p>1.76</text:p>
          </table:table-cell>
          <table:table-cell table:style-name="ce1" table:formula="of:=[.E8]/1000000000" office:value-type="float" office:value="1.055271727" calcext:value-type="float">
            <text:p>1.06</text:p>
          </table:table-cell>
          <table:table-cell table:style-name="ce1" table:formula="of:=[.F8]/1000000000" office:value-type="float" office:value="1.016594969" calcext:value-type="float">
            <text:p>1.02</text:p>
          </table:table-cell>
          <table:table-cell table:style-name="ce1" table:formula="of:=[.G8]/1000000000" office:value-type="float" office:value="1.555891851" calcext:value-type="float">
            <text:p>1.56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/>
          <table:table-cell table:style-name="ce1" office:value-type="float" office:value="2547125982" calcext:value-type="float">
            <text:p>2547125982.00</text:p>
          </table:table-cell>
          <table:table-cell table:style-name="ce1" office:value-type="float" office:value="1823948287" calcext:value-type="float">
            <text:p>1823948287.00</text:p>
          </table:table-cell>
          <table:table-cell table:style-name="ce1" office:value-type="float" office:value="1760251050" calcext:value-type="float">
            <text:p>1760251050.00</text:p>
          </table:table-cell>
          <table:table-cell table:style-name="ce1" office:value-type="float" office:value="1201092942" calcext:value-type="float">
            <text:p>1201092942.00</text:p>
          </table:table-cell>
          <table:table-cell table:style-name="ce1" office:value-type="float" office:value="1838694680" calcext:value-type="float">
            <text:p>1838694680.00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20" calcext:value-type="float">
            <text:p>20</text:p>
          </table:table-cell>
          <table:table-cell table:style-name="ce1" table:formula="of:=[.C10]/1000000000" office:value-type="float" office:value="2.547125982" calcext:value-type="float">
            <text:p>2.55</text:p>
          </table:table-cell>
          <table:table-cell table:style-name="ce1" table:formula="of:=[.D10]/1000000000" office:value-type="float" office:value="1.823948287" calcext:value-type="float">
            <text:p>1.82</text:p>
          </table:table-cell>
          <table:table-cell table:style-name="ce1" table:formula="of:=[.E10]/1000000000" office:value-type="float" office:value="1.76025105" calcext:value-type="float">
            <text:p>1.76</text:p>
          </table:table-cell>
          <table:table-cell table:style-name="ce1" table:formula="of:=[.F10]/1000000000" office:value-type="float" office:value="1.201092942" calcext:value-type="float">
            <text:p>1.20</text:p>
          </table:table-cell>
          <table:table-cell table:style-name="ce1" table:formula="of:=[.G10]/1000000000" office:value-type="float" office:value="1.83869468" calcext:value-type="float">
            <text:p>1.84</text:p>
          </table:table-cell>
        </table:table-row>
        <table:table-row table:style-name="ro1" table:visibility="collapse">
          <table:table-cell table:number-columns-repeated="7"/>
        </table:table-row>
        <table:table-row table:style-name="ro1" table:visibility="collapse">
          <table:table-cell office:value-type="string" calcext:value-type="string">
            <text:p>Provi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/>
          <table:table-cell office:value-type="float" office:value="2753479987" calcext:value-type="float">
            <text:p>2753479987</text:p>
          </table:table-cell>
          <table:table-cell office:value-type="float" office:value="1760936441" calcext:value-type="float">
            <text:p>1760936441</text:p>
          </table:table-cell>
          <table:table-cell office:value-type="float" office:value="1055271727" calcext:value-type="float">
            <text:p>1055271727</text:p>
          </table:table-cell>
          <table:table-cell office:value-type="float" office:value="1016594969" calcext:value-type="float">
            <text:p>1016594969</text:p>
          </table:table-cell>
          <table:table-cell office:value-type="float" office:value="1555891851" calcext:value-type="float">
            <text:p>1555891851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40" calcext:value-type="float">
            <text:p>40</text:p>
          </table:table-cell>
          <table:table-cell table:style-name="ce1" table:formula="of:=[.C14]/1000000000" office:value-type="float" office:value="2.753479987" calcext:value-type="float">
            <text:p>2.75</text:p>
          </table:table-cell>
          <table:table-cell table:style-name="ce1" table:formula="of:=[.D14]/1000000000" office:value-type="float" office:value="1.760936441" calcext:value-type="float">
            <text:p>1.76</text:p>
          </table:table-cell>
          <table:table-cell table:style-name="ce1" table:formula="of:=[.E14]/1000000000" office:value-type="float" office:value="1.055271727" calcext:value-type="float">
            <text:p>1.06</text:p>
          </table:table-cell>
          <table:table-cell table:style-name="ce1" table:formula="of:=[.F14]/1000000000" office:value-type="float" office:value="1.016594969" calcext:value-type="float">
            <text:p>1.02</text:p>
          </table:table-cell>
          <table:table-cell table:style-name="ce1" table:formula="of:=[.G14]/1000000000" office:value-type="float" office:value="1.555891851" calcext:value-type="float">
            <text:p>1.56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/>
          <table:table-cell table:style-name="ce1" office:value-type="float" office:value="1272208735" calcext:value-type="float">
            <text:p>1272208735.00</text:p>
          </table:table-cell>
          <table:table-cell table:style-name="ce1" office:value-type="float" office:value="2173029891" calcext:value-type="float">
            <text:p>2173029891.00</text:p>
          </table:table-cell>
          <table:table-cell table:style-name="ce1" office:value-type="float" office:value="2509773034" calcext:value-type="float">
            <text:p>2509773034.00</text:p>
          </table:table-cell>
          <table:table-cell table:style-name="ce1" office:value-type="float" office:value="1302039534" calcext:value-type="float">
            <text:p>1302039534.00</text:p>
          </table:table-cell>
          <table:table-cell table:style-name="ce1" office:value-type="float" office:value="2144857774" calcext:value-type="float">
            <text:p>2144857774.00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40" calcext:value-type="float">
            <text:p>40</text:p>
          </table:table-cell>
          <table:table-cell table:style-name="ce1" table:formula="of:=[.C16]/1000000000" office:value-type="float" office:value="1.272208735" calcext:value-type="float">
            <text:p>1.27</text:p>
          </table:table-cell>
          <table:table-cell table:style-name="ce1" table:formula="of:=[.D16]/1000000000" office:value-type="float" office:value="2.173029891" calcext:value-type="float">
            <text:p>2.17</text:p>
          </table:table-cell>
          <table:table-cell table:style-name="ce1" table:formula="of:=[.E16]/1000000000" office:value-type="float" office:value="2.509773034" calcext:value-type="float">
            <text:p>2.51</text:p>
          </table:table-cell>
          <table:table-cell table:style-name="ce1" table:formula="of:=[.F16]/1000000000" office:value-type="float" office:value="1.302039534" calcext:value-type="float">
            <text:p>1.30</text:p>
          </table:table-cell>
          <table:table-cell table:style-name="ce1" table:formula="of:=[.G16]/1000000000" office:value-type="float" office:value="2.144857774" calcext:value-type="float">
            <text:p>2.14</text:p>
          </table:table-cell>
        </table:table-row>
        <table:table-row table:style-name="ro1" table:visibility="collapse">
          <table:table-cell table:number-columns-repeated="7"/>
        </table:table-row>
        <table:table-row table:style-name="ro1" table:visibility="collapse">
          <table:table-cell office:value-type="string" calcext:value-type="string">
            <text:p>Provi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/>
          <table:table-cell office:value-type="float" office:value="1251449847" calcext:value-type="float">
            <text:p>1251449847</text:p>
          </table:table-cell>
          <table:table-cell office:value-type="float" office:value="1237320088" calcext:value-type="float">
            <text:p>1237320088</text:p>
          </table:table-cell>
          <table:table-cell office:value-type="float" office:value="1080782473" calcext:value-type="float">
            <text:p>1080782473</text:p>
          </table:table-cell>
          <table:table-cell office:value-type="float" office:value="1103132851" calcext:value-type="float">
            <text:p>1103132851</text:p>
          </table:table-cell>
          <table:table-cell office:value-type="float" office:value="1152747462" calcext:value-type="float">
            <text:p>1152747462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80" calcext:value-type="float">
            <text:p>80</text:p>
          </table:table-cell>
          <table:table-cell table:style-name="ce1" table:formula="of:=[.C20]/1000000000" office:value-type="float" office:value="1.251449847" calcext:value-type="float">
            <text:p>1.25</text:p>
          </table:table-cell>
          <table:table-cell table:style-name="ce1" table:formula="of:=[.D20]/1000000000" office:value-type="float" office:value="1.237320088" calcext:value-type="float">
            <text:p>1.24</text:p>
          </table:table-cell>
          <table:table-cell table:style-name="ce1" table:formula="of:=[.E20]/1000000000" office:value-type="float" office:value="1.080782473" calcext:value-type="float">
            <text:p>1.08</text:p>
          </table:table-cell>
          <table:table-cell table:style-name="ce1" table:formula="of:=[.F20]/1000000000" office:value-type="float" office:value="1.103132851" calcext:value-type="float">
            <text:p>1.10</text:p>
          </table:table-cell>
          <table:table-cell table:style-name="ce1" table:formula="of:=[.G20]/1000000000" office:value-type="float" office:value="1.152747462" calcext:value-type="float">
            <text:p>1.15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/>
          <table:table-cell table:style-name="ce1" office:value-type="float" office:value="1351508128" calcext:value-type="float">
            <text:p>1351508128.00</text:p>
          </table:table-cell>
          <table:table-cell table:style-name="ce1" office:value-type="float" office:value="2315936796" calcext:value-type="float">
            <text:p>2315936796.00</text:p>
          </table:table-cell>
          <table:table-cell table:style-name="ce1" office:value-type="float" office:value="1571918938" calcext:value-type="float">
            <text:p>1571918938.00</text:p>
          </table:table-cell>
          <table:table-cell table:style-name="ce1" office:value-type="float" office:value="1033582590" calcext:value-type="float">
            <text:p>1033582590.00</text:p>
          </table:table-cell>
          <table:table-cell table:style-name="ce1" office:value-type="float" office:value="1943229703" calcext:value-type="float">
            <text:p>1943229703.00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80" calcext:value-type="float">
            <text:p>80</text:p>
          </table:table-cell>
          <table:table-cell table:style-name="ce1" table:formula="of:=[.C22]/1000000000" office:value-type="float" office:value="1.351508128" calcext:value-type="float">
            <text:p>1.35</text:p>
          </table:table-cell>
          <table:table-cell table:style-name="ce1" table:formula="of:=[.D22]/1000000000" office:value-type="float" office:value="2.315936796" calcext:value-type="float">
            <text:p>2.32</text:p>
          </table:table-cell>
          <table:table-cell table:style-name="ce1" table:formula="of:=[.E22]/1000000000" office:value-type="float" office:value="1.571918938" calcext:value-type="float">
            <text:p>1.57</text:p>
          </table:table-cell>
          <table:table-cell table:style-name="ce1" table:formula="of:=[.F22]/1000000000" office:value-type="float" office:value="1.03358259" calcext:value-type="float">
            <text:p>1.03</text:p>
          </table:table-cell>
          <table:table-cell table:style-name="ce1" table:formula="of:=[.G22]/1000000000" office:value-type="float" office:value="1.943229703" calcext:value-type="float">
            <text:p>1.94</text:p>
          </table:table-cell>
        </table:table-row>
        <table:table-row table:style-name="ro1" table:visibility="collapse">
          <table:table-cell table:number-columns-repeated="7"/>
        </table:table-row>
        <table:table-row table:style-name="ro1" table:visibility="collapse">
          <table:table-cell office:value-type="string" calcext:value-type="string">
            <text:p>Provi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/>
          <table:table-cell office:value-type="float" office:value="1602670814" calcext:value-type="float">
            <text:p>1602670814</text:p>
          </table:table-cell>
          <table:table-cell office:value-type="float" office:value="1642854767" calcext:value-type="float">
            <text:p>1642854767</text:p>
          </table:table-cell>
          <table:table-cell office:value-type="float" office:value="1463461577" calcext:value-type="float">
            <text:p>1463461577</text:p>
          </table:table-cell>
          <table:table-cell office:value-type="float" office:value="1739867117" calcext:value-type="float">
            <text:p>1739867117</text:p>
          </table:table-cell>
          <table:table-cell office:value-type="float" office:value="2073152726" calcext:value-type="float">
            <text:p>2073152726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60" calcext:value-type="float">
            <text:p>160</text:p>
          </table:table-cell>
          <table:table-cell table:style-name="ce1" table:formula="of:=[.C26]/1000000000" office:value-type="float" office:value="1.602670814" calcext:value-type="float">
            <text:p>1.60</text:p>
          </table:table-cell>
          <table:table-cell table:style-name="ce1" table:formula="of:=[.D26]/1000000000" office:value-type="float" office:value="1.642854767" calcext:value-type="float">
            <text:p>1.64</text:p>
          </table:table-cell>
          <table:table-cell table:style-name="ce1" table:formula="of:=[.E26]/1000000000" office:value-type="float" office:value="1.463461577" calcext:value-type="float">
            <text:p>1.46</text:p>
          </table:table-cell>
          <table:table-cell table:style-name="ce1" table:formula="of:=[.F26]/1000000000" office:value-type="float" office:value="1.739867117" calcext:value-type="float">
            <text:p>1.74</text:p>
          </table:table-cell>
          <table:table-cell table:style-name="ce1" table:formula="of:=[.G26]/1000000000" office:value-type="float" office:value="2.073152726" calcext:value-type="float">
            <text:p>2.07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/>
          <table:table-cell office:value-type="float" office:value="1056042653" calcext:value-type="float">
            <text:p>1056042653</text:p>
          </table:table-cell>
          <table:table-cell office:value-type="float" office:value="2571460351" calcext:value-type="float">
            <text:p>2571460351</text:p>
          </table:table-cell>
          <table:table-cell office:value-type="float" office:value="1343459488" calcext:value-type="float">
            <text:p>1343459488</text:p>
          </table:table-cell>
          <table:table-cell office:value-type="float" office:value="1064480802" calcext:value-type="float">
            <text:p>1064480802</text:p>
          </table:table-cell>
          <table:table-cell office:value-type="float" office:value="1094575245" calcext:value-type="float">
            <text:p>1094575245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60" calcext:value-type="float">
            <text:p>160</text:p>
          </table:table-cell>
          <table:table-cell table:style-name="ce1" table:formula="of:=[.C28]/1000000000" office:value-type="float" office:value="1.056042653" calcext:value-type="float">
            <text:p>1.06</text:p>
          </table:table-cell>
          <table:table-cell table:style-name="ce1" table:formula="of:=[.D28]/1000000000" office:value-type="float" office:value="2.571460351" calcext:value-type="float">
            <text:p>2.57</text:p>
          </table:table-cell>
          <table:table-cell table:style-name="ce1" table:formula="of:=[.E28]/1000000000" office:value-type="float" office:value="1.343459488" calcext:value-type="float">
            <text:p>1.34</text:p>
          </table:table-cell>
          <table:table-cell table:style-name="ce1" table:formula="of:=[.F28]/1000000000" office:value-type="float" office:value="1.064480802" calcext:value-type="float">
            <text:p>1.06</text:p>
          </table:table-cell>
          <table:table-cell table:style-name="ce1" table:formula="of:=[.G28]/1000000000" office:value-type="float" office:value="1.094575245" calcext:value-type="float">
            <text:p>1.09</text:p>
          </table:table-cell>
        </table:table-row>
        <table:table-row table:style-name="ro1" table:visibility="collapse">
          <table:table-cell table:number-columns-repeated="7"/>
        </table:table-row>
        <table:table-row table:style-name="ro1" table:visibility="collapse">
          <table:table-cell office:value-type="string" calcext:value-type="string">
            <text:p>Provi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WS</text:p>
          </table:table-cell>
          <table:table-cell/>
          <table:table-cell office:value-type="float" office:value="5940254283" calcext:value-type="float">
            <text:p>5940254283</text:p>
          </table:table-cell>
          <table:table-cell office:value-type="float" office:value="5393025289" calcext:value-type="float">
            <text:p>5393025289</text:p>
          </table:table-cell>
          <table:table-cell office:value-type="float" office:value="7189652427" calcext:value-type="float">
            <text:p>7189652427</text:p>
          </table:table-cell>
          <table:table-cell office:value-type="float" office:value="5240763437" calcext:value-type="float">
            <text:p>5240763437</text:p>
          </table:table-cell>
          <table:table-cell office:value-type="float" office:value="4236598136" calcext:value-type="float">
            <text:p>4236598136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320" calcext:value-type="float">
            <text:p>320</text:p>
          </table:table-cell>
          <table:table-cell table:style-name="ce1" table:formula="of:=[.C32]/1000000000" office:value-type="float" office:value="5.940254283" calcext:value-type="float">
            <text:p>5.94</text:p>
          </table:table-cell>
          <table:table-cell table:style-name="ce1" table:formula="of:=[.D32]/1000000000" office:value-type="float" office:value="5.393025289" calcext:value-type="float">
            <text:p>5.39</text:p>
          </table:table-cell>
          <table:table-cell table:style-name="ce1" table:formula="of:=[.E32]/1000000000" office:value-type="float" office:value="7.189652427" calcext:value-type="float">
            <text:p>7.19</text:p>
          </table:table-cell>
          <table:table-cell table:style-name="ce1" table:formula="of:=[.F32]/1000000000" office:value-type="float" office:value="5.240763437" calcext:value-type="float">
            <text:p>5.24</text:p>
          </table:table-cell>
          <table:table-cell table:style-name="ce1" table:formula="of:=[.G32]/1000000000" office:value-type="float" office:value="4.236598136" calcext:value-type="float">
            <text:p>4.24</text:p>
          </table:table-cell>
        </table:table-row>
        <table:table-row table:style-name="ro1" table:visibility="collapse">
          <table:table-cell office:value-type="string" calcext:value-type="string">
            <text:p>GCP</text:p>
          </table:table-cell>
          <table:table-cell/>
          <table:table-cell office:value-type="float" office:value="2079586334" calcext:value-type="float">
            <text:p>2079586334</text:p>
          </table:table-cell>
          <table:table-cell office:value-type="float" office:value="1139817492" calcext:value-type="float">
            <text:p>1139817492</text:p>
          </table:table-cell>
          <table:table-cell office:value-type="float" office:value="1035529824" calcext:value-type="float">
            <text:p>1035529824</text:p>
          </table:table-cell>
          <table:table-cell office:value-type="float" office:value="982584298" calcext:value-type="float">
            <text:p>982584298</text:p>
          </table:table-cell>
          <table:table-cell office:value-type="float" office:value="1566783659" calcext:value-type="float">
            <text:p>1566783659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320" calcext:value-type="float">
            <text:p>320</text:p>
          </table:table-cell>
          <table:table-cell table:style-name="ce1" table:formula="of:=[.C34]/1000000000" office:value-type="float" office:value="2.079586334" calcext:value-type="float">
            <text:p>2.08</text:p>
          </table:table-cell>
          <table:table-cell table:style-name="ce1" table:formula="of:=[.D34]/1000000000" office:value-type="float" office:value="1.139817492" calcext:value-type="float">
            <text:p>1.14</text:p>
          </table:table-cell>
          <table:table-cell table:style-name="ce1" table:formula="of:=[.E34]/1000000000" office:value-type="float" office:value="1.035529824" calcext:value-type="float">
            <text:p>1.04</text:p>
          </table:table-cell>
          <table:table-cell table:style-name="ce1" table:formula="of:=[.F34]/1000000000" office:value-type="float" office:value="0.982584298" calcext:value-type="float">
            <text:p>0.98</text:p>
          </table:table-cell>
          <table:table-cell table:style-name="ce1" table:formula="of:=[.G34]/1000000000" office:value-type="float" office:value="1.566783659" calcext:value-type="float">
            <text:p>1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01:02:19.025820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21:32:52.622916840</meta:creation-date>
    <dc:date>2020-12-15T11:20:06.057553119</dc:date>
    <meta:editing-duration>PT10H25M42S</meta:editing-duration>
    <meta:editing-cycles>14</meta:editing-cycles>
    <meta:generator>LibreOffice/6.4.4.2$Linux_X86_64 LibreOffice_project/40$Build-2</meta:generator>
    <meta:document-statistic meta:table-count="8" meta:cell-count="431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93cm" svg:height="11.302cm" xlink:href=".." xlink:type="simple" chart:class="chart:line" chart:style-name="ch1">
        <chart:legend chart:legend-position="bottom" svg:x="7.913cm" svg:y="10.65cm" style:legend-expansion="wide" chart:style-name="ch2"/>
        <chart:plot-area chart:style-name="ch3" table:cell-range-address="Exec_time.B1:Exec_time.G1 Exec_time.A3:Exec_time.G3 Exec_time.A5:Exec_time.G5" chart:data-source-has-labels="both" svg:x="1.556cm" svg:y="0.226cm" svg:width="18.136cm" svg:height="8.889cm">
          <chartooo:coordinate-region svg:x="2.468cm" svg:y="0.425cm" svg:width="16.944cm" svg:height="8.043cm"/>
          <chart:axis chart:dimension="x" chart:name="primary-x" chart:style-name="ch4" chartooo:axis-type="auto">
            <chartooo:date-scale/>
            <chart:title svg:x="9.331cm" svg:y="9.341cm" chart:style-name="ch5">
              <text:p>Concurrence</text:p>
            </chart:title>
            <chart:categories table:cell-range-address="Exec_time.B1:Exec_time.G1"/>
          </chart:axis>
          <chart:axis chart:dimension="y" chart:name="primary-y" chart:style-name="ch6">
            <chart:title svg:x="0.451cm" svg:y="7.008cm" chart:style-name="ch7">
              <text:p>Execution time (second)</text:p>
            </chart:title>
            <chart:grid chart:style-name="ch8" chart:class="major"/>
          </chart:axis>
          <chart:series chart:style-name="ch9" chart:values-cell-range-address="Exec_time.B3:Exec_time.G3" chart:label-cell-address="Exec_time.A3:Exec_time.A3" chart:class="chart:line">
            <chart:data-point chart:repeated="6"/>
          </chart:series>
          <chart:series chart:style-name="ch10" chart:values-cell-range-address="Exec_time.B5:Exec_time.G5" chart:label-cell-address="Exec_time.A5:Exec_time.A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Exec_time.B1:Exec_time.G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</table:table-row>
          </table:table-header-rows>
          <table:table-rows>
            <table:table-row>
              <table:table-cell office:value-type="string">
                <text:p>AWS</text:p>
                <draw:g>
                  <svg:desc>Exec_time.A3:Exec_time.A3</svg:desc>
                </draw:g>
              </table:table-cell>
              <table:table-cell office:value-type="float" office:value="1.555891851">
                <text:p>1.555891851</text:p>
                <draw:g>
                  <svg:desc>Exec_time.B3:Exec_time.G3</svg:desc>
                </draw:g>
              </table:table-cell>
              <table:table-cell office:value-type="float" office:value="1.443361916">
                <text:p>1.443361916</text:p>
              </table:table-cell>
              <table:table-cell office:value-type="float" office:value="1.368153184">
                <text:p>1.368153184</text:p>
              </table:table-cell>
              <table:table-cell office:value-type="float" office:value="1.165086544">
                <text:p>1.165086544</text:p>
              </table:table-cell>
              <table:table-cell office:value-type="float" office:value="1.7044014">
                <text:p>1.7044014</text:p>
              </table:table-cell>
              <table:table-cell office:value-type="float" office:value="5.600058714">
                <text:p>5.600058714</text:p>
              </table:table-cell>
            </table:table-row>
            <table:table-row>
              <table:table-cell office:value-type="string">
                <text:p>GCP</text:p>
                <draw:g>
                  <svg:desc>Exec_time.A5:Exec_time.A5</svg:desc>
                </draw:g>
              </table:table-cell>
              <table:table-cell office:value-type="float" office:value="2.19454726">
                <text:p>2.19454726</text:p>
                <draw:g>
                  <svg:desc>Exec_time.B5:Exec_time.G5</svg:desc>
                </draw:g>
              </table:table-cell>
              <table:table-cell office:value-type="float" office:value="1.83869468">
                <text:p>1.83869468</text:p>
              </table:table-cell>
              <table:table-cell office:value-type="float" office:value="1.880381794">
                <text:p>1.880381794</text:p>
              </table:table-cell>
              <table:table-cell office:value-type="float" office:value="1.643235231">
                <text:p>1.643235231</text:p>
              </table:table-cell>
              <table:table-cell office:value-type="float" office:value="1.426003708">
                <text:p>1.426003708</text:p>
              </table:table-cell>
              <table:table-cell office:value-type="float" office:value="1.360860321">
                <text:p>1.360860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58cm" svg:height="9.909cm" xlink:href=".." xlink:type="simple" chart:class="chart:line" chart:style-name="ch1">
        <chart:legend chart:legend-position="bottom" svg:x="2.489cm" svg:y="9.257cm" style:legend-expansion="wide" chart:style-name="ch2"/>
        <chart:plot-area chart:style-name="ch3" table:cell-range-address="'Conc - 10 '.B1:'Conc - 10 '.F1 'Conc - 10 '.A3:'Conc - 10 '.F3 'Conc - 10 '.A5:'Conc - 10 '.F5" chart:data-source-has-labels="both" svg:x="1.526cm" svg:y="0.198cm" svg:width="16.661cm" svg:height="7.552cm">
          <chartooo:coordinate-region svg:x="2.438cm" svg:y="0.397cm" svg:width="15.655cm" svg:height="6.706cm"/>
          <chart:axis chart:dimension="x" chart:name="primary-x" chart:style-name="ch4" chartooo:axis-type="auto">
            <chartooo:date-scale/>
            <chart:title svg:x="8.84cm" svg:y="7.948cm" chart:style-name="ch5">
              <text:p>Execution</text:p>
            </chart:title>
            <chart:categories table:cell-range-address="'Conc - 10 '.B1:'Conc - 10 '.F1"/>
          </chart:axis>
          <chart:axis chart:dimension="y" chart:name="primary-y" chart:style-name="ch6">
            <chart:title svg:x="0.495cm" svg:y="6.347cm" chart:style-name="ch7">
              <text:p>Execution time (second)</text:p>
            </chart:title>
            <chart:grid chart:style-name="ch8" chart:class="major"/>
          </chart:axis>
          <chart:series chart:style-name="ch9" chart:values-cell-range-address="'Conc - 10 '.B3:'Conc - 10 '.F3" chart:label-cell-address="'Conc - 10 '.A3:'Conc - 10 '.A3" chart:class="chart:line">
            <chart:data-point chart:repeated="5"/>
          </chart:series>
          <chart:series chart:style-name="ch10" chart:values-cell-range-address="'Conc - 10 '.B5:'Conc - 10 '.F5" chart:label-cell-address="'Conc - 10 '.A5:'Conc - 10 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nc - 10 '.B1:'Conc - 10 '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WS under 10 of concurrence</text:p>
                <draw:g>
                  <svg:desc>'Conc - 10 '.A3:'Conc - 10 '.A3</svg:desc>
                </draw:g>
              </table:table-cell>
              <table:table-cell office:value-type="float" office:value="2.753479987">
                <text:p>2.753479987</text:p>
                <draw:g>
                  <svg:desc>'Conc - 10 '.B3:'Conc - 10 '.F3</svg:desc>
                </draw:g>
              </table:table-cell>
              <table:table-cell office:value-type="float" office:value="1.760936441">
                <text:p>1.760936441</text:p>
              </table:table-cell>
              <table:table-cell office:value-type="float" office:value="1.055271727">
                <text:p>1.055271727</text:p>
              </table:table-cell>
              <table:table-cell office:value-type="float" office:value="1.016594969">
                <text:p>1.016594969</text:p>
              </table:table-cell>
              <table:table-cell office:value-type="float" office:value="1.555891851">
                <text:p>1.555891851</text:p>
              </table:table-cell>
            </table:table-row>
            <table:table-row>
              <table:table-cell office:value-type="string">
                <text:p>GCP under 10 of concurrence</text:p>
                <draw:g>
                  <svg:desc>'Conc - 10 '.A5:'Conc - 10 '.A5</svg:desc>
                </draw:g>
              </table:table-cell>
              <table:table-cell office:value-type="float" office:value="3.479735876">
                <text:p>3.479735876</text:p>
                <draw:g>
                  <svg:desc>'Conc - 10 '.B5:'Conc - 10 '.F5</svg:desc>
                </draw:g>
              </table:table-cell>
              <table:table-cell office:value-type="float" office:value="2.667579034">
                <text:p>2.667579034</text:p>
              </table:table-cell>
              <table:table-cell office:value-type="float" office:value="1.563869574">
                <text:p>1.563869574</text:p>
              </table:table-cell>
              <table:table-cell office:value-type="float" office:value="2.021648736">
                <text:p>2.021648736</text:p>
              </table:table-cell>
              <table:table-cell office:value-type="float" office:value="2.19454726">
                <text:p>2.19454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58cm" svg:height="9.909cm" xlink:href=".." xlink:type="simple" chart:class="chart:line" chart:style-name="ch1">
        <chart:legend chart:legend-position="bottom" svg:x="2.489cm" svg:y="9.257cm" style:legend-expansion="wide" chart:style-name="ch2"/>
        <chart:plot-area chart:style-name="ch3" table:cell-range-address="'Conc - 20'.B1:'Conc - 20'.F1 'Conc - 20'.A3:'Conc - 20'.F3 'Conc - 20'.A5:'Conc - 20'.F5" chart:data-source-has-labels="both" svg:x="1.526cm" svg:y="0.198cm" svg:width="16.661cm" svg:height="7.552cm">
          <chartooo:coordinate-region svg:x="2.438cm" svg:y="0.397cm" svg:width="15.655cm" svg:height="6.706cm"/>
          <chart:axis chart:dimension="x" chart:name="primary-x" chart:style-name="ch4" chartooo:axis-type="auto">
            <chartooo:date-scale/>
            <chart:title svg:x="8.84cm" svg:y="7.948cm" chart:style-name="ch5">
              <text:p>Execution</text:p>
            </chart:title>
            <chart:categories table:cell-range-address="'Conc - 20'.B1:'Conc - 20'.F1"/>
          </chart:axis>
          <chart:axis chart:dimension="y" chart:name="primary-y" chart:style-name="ch6">
            <chart:title svg:x="0.567cm" svg:y="5.796cm" chart:style-name="ch7">
              <text:p>Execution time (second)</text:p>
            </chart:title>
            <chart:grid chart:style-name="ch8" chart:class="major"/>
          </chart:axis>
          <chart:series chart:style-name="ch9" chart:values-cell-range-address="'Conc - 20'.B3:'Conc - 20'.F3" chart:label-cell-address="'Conc - 20'.A3:'Conc - 20'.A3" chart:class="chart:line">
            <chart:data-point chart:repeated="5"/>
          </chart:series>
          <chart:series chart:style-name="ch10" chart:values-cell-range-address="'Conc - 20'.B5:'Conc - 20'.F5" chart:label-cell-address="'Conc - 20'.A5:'Conc - 20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nc - 20'.B1:'Conc - 20'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WS under 20 of concurrence</text:p>
                <draw:g>
                  <svg:desc>'Conc - 20'.A3:'Conc - 20'.A3</svg:desc>
                </draw:g>
              </table:table-cell>
              <table:table-cell office:value-type="float" office:value="2.753479987">
                <text:p>2.753479987</text:p>
                <draw:g>
                  <svg:desc>'Conc - 20'.B3:'Conc - 20'.F3</svg:desc>
                </draw:g>
              </table:table-cell>
              <table:table-cell office:value-type="float" office:value="1.760936441">
                <text:p>1.760936441</text:p>
              </table:table-cell>
              <table:table-cell office:value-type="float" office:value="1.055271727">
                <text:p>1.055271727</text:p>
              </table:table-cell>
              <table:table-cell office:value-type="float" office:value="1.016594969">
                <text:p>1.016594969</text:p>
              </table:table-cell>
              <table:table-cell office:value-type="float" office:value="1.555891851">
                <text:p>1.555891851</text:p>
              </table:table-cell>
            </table:table-row>
            <table:table-row>
              <table:table-cell office:value-type="string">
                <text:p>GCP under 20 of concurrence</text:p>
                <draw:g>
                  <svg:desc>'Conc - 20'.A5:'Conc - 20'.A5</svg:desc>
                </draw:g>
              </table:table-cell>
              <table:table-cell office:value-type="float" office:value="2.547125982">
                <text:p>2.547125982</text:p>
                <draw:g>
                  <svg:desc>'Conc - 20'.B5:'Conc - 20'.F5</svg:desc>
                </draw:g>
              </table:table-cell>
              <table:table-cell office:value-type="float" office:value="1.823948287">
                <text:p>1.823948287</text:p>
              </table:table-cell>
              <table:table-cell office:value-type="float" office:value="1.76025105">
                <text:p>1.76025105</text:p>
              </table:table-cell>
              <table:table-cell office:value-type="float" office:value="1.201092942">
                <text:p>1.201092942</text:p>
              </table:table-cell>
              <table:table-cell office:value-type="float" office:value="1.83869468">
                <text:p>1.83869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58cm" svg:height="9.909cm" xlink:href=".." xlink:type="simple" chart:class="chart:line" chart:style-name="ch1">
        <chart:legend chart:legend-position="bottom" svg:x="2.489cm" svg:y="9.257cm" style:legend-expansion="wide" chart:style-name="ch2"/>
        <chart:plot-area chart:style-name="ch3" table:cell-range-address="'Conc - 40'.B1:'Conc - 40'.F1 'Conc - 40'.A3:'Conc - 40'.F3 'Conc - 40'.A5:'Conc - 40'.F5" chart:data-source-has-labels="both" svg:x="1.526cm" svg:y="0.198cm" svg:width="16.661cm" svg:height="7.552cm">
          <chartooo:coordinate-region svg:x="2.438cm" svg:y="0.397cm" svg:width="15.655cm" svg:height="6.706cm"/>
          <chart:axis chart:dimension="x" chart:name="primary-x" chart:style-name="ch4" chartooo:axis-type="auto">
            <chartooo:date-scale/>
            <chart:title svg:x="8.84cm" svg:y="7.948cm" chart:style-name="ch5">
              <text:p>Execution</text:p>
            </chart:title>
            <chart:categories table:cell-range-address="'Conc - 40'.B1:'Conc - 40'.F1"/>
          </chart:axis>
          <chart:axis chart:dimension="y" chart:name="primary-y" chart:style-name="ch6">
            <chart:title svg:x="0.567cm" svg:y="5.793cm" chart:style-name="ch7">
              <text:p>Execution time (second)</text:p>
            </chart:title>
            <chart:grid chart:style-name="ch8" chart:class="major"/>
          </chart:axis>
          <chart:series chart:style-name="ch9" chart:values-cell-range-address="'Conc - 40'.B3:'Conc - 40'.F3" chart:label-cell-address="'Conc - 40'.A3:'Conc - 40'.A3" chart:class="chart:line">
            <chart:data-point chart:repeated="5"/>
          </chart:series>
          <chart:series chart:style-name="ch10" chart:values-cell-range-address="'Conc - 40'.B5:'Conc - 40'.F5" chart:label-cell-address="'Conc - 40'.A5:'Conc - 40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nc - 40'.B1:'Conc - 40'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WS under 40 of concurrence</text:p>
                <draw:g>
                  <svg:desc>'Conc - 40'.A3:'Conc - 40'.A3</svg:desc>
                </draw:g>
              </table:table-cell>
              <table:table-cell office:value-type="float" office:value="2.753479987">
                <text:p>2.753479987</text:p>
                <draw:g>
                  <svg:desc>'Conc - 40'.B3:'Conc - 40'.F3</svg:desc>
                </draw:g>
              </table:table-cell>
              <table:table-cell office:value-type="float" office:value="1.760936441">
                <text:p>1.760936441</text:p>
              </table:table-cell>
              <table:table-cell office:value-type="float" office:value="1.055271727">
                <text:p>1.055271727</text:p>
              </table:table-cell>
              <table:table-cell office:value-type="float" office:value="1.016594969">
                <text:p>1.016594969</text:p>
              </table:table-cell>
              <table:table-cell office:value-type="float" office:value="1.555891851">
                <text:p>1.555891851</text:p>
              </table:table-cell>
            </table:table-row>
            <table:table-row>
              <table:table-cell office:value-type="string">
                <text:p>GCP under 40 of concurrence</text:p>
                <draw:g>
                  <svg:desc>'Conc - 40'.A5:'Conc - 40'.A5</svg:desc>
                </draw:g>
              </table:table-cell>
              <table:table-cell office:value-type="float" office:value="1.272208735">
                <text:p>1.272208735</text:p>
                <draw:g>
                  <svg:desc>'Conc - 40'.B5:'Conc - 40'.F5</svg:desc>
                </draw:g>
              </table:table-cell>
              <table:table-cell office:value-type="float" office:value="2.173029891">
                <text:p>2.173029891</text:p>
              </table:table-cell>
              <table:table-cell office:value-type="float" office:value="2.509773034">
                <text:p>2.509773034</text:p>
              </table:table-cell>
              <table:table-cell office:value-type="float" office:value="1.302039534">
                <text:p>1.302039534</text:p>
              </table:table-cell>
              <table:table-cell office:value-type="float" office:value="2.144857774">
                <text:p>2.144857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58cm" svg:height="9.909cm" xlink:href=".." xlink:type="simple" chart:class="chart:line" chart:style-name="ch1">
        <chart:legend chart:legend-position="bottom" svg:x="2.489cm" svg:y="9.257cm" style:legend-expansion="wide" chart:style-name="ch2"/>
        <chart:plot-area chart:style-name="ch3" table:cell-range-address="'Conc - 80'.B1:'Conc - 80'.F1 'Conc - 80'.A3:'Conc - 80'.F3 'Conc - 80'.A5:'Conc - 80'.F5" chart:data-source-has-labels="both" svg:x="1.526cm" svg:y="0.198cm" svg:width="16.661cm" svg:height="7.552cm">
          <chartooo:coordinate-region svg:x="2.438cm" svg:y="0.397cm" svg:width="15.655cm" svg:height="6.706cm"/>
          <chart:axis chart:dimension="x" chart:name="primary-x" chart:style-name="ch4" chartooo:axis-type="auto">
            <chartooo:date-scale/>
            <chart:title svg:x="8.84cm" svg:y="7.948cm" chart:style-name="ch5">
              <text:p>Execution</text:p>
            </chart:title>
            <chart:categories table:cell-range-address="'Conc - 80'.B1:'Conc - 80'.F1"/>
          </chart:axis>
          <chart:axis chart:dimension="y" chart:name="primary-y" chart:style-name="ch6">
            <chart:title svg:x="0.567cm" svg:y="5.792cm" chart:style-name="ch7">
              <text:p>Execution time (second)</text:p>
            </chart:title>
            <chart:grid chart:style-name="ch8" chart:class="major"/>
          </chart:axis>
          <chart:series chart:style-name="ch9" chart:values-cell-range-address="'Conc - 80'.B3:'Conc - 80'.F3" chart:label-cell-address="'Conc - 80'.A3:'Conc - 80'.A3" chart:class="chart:line">
            <chart:data-point chart:repeated="5"/>
          </chart:series>
          <chart:series chart:style-name="ch10" chart:values-cell-range-address="'Conc - 80'.B5:'Conc - 80'.F5" chart:label-cell-address="'Conc - 80'.A5:'Conc - 80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nc - 80'.B1:'Conc - 80'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WS under 80 of concurrence</text:p>
                <draw:g>
                  <svg:desc>'Conc - 80'.A3:'Conc - 80'.A3</svg:desc>
                </draw:g>
              </table:table-cell>
              <table:table-cell office:value-type="float" office:value="1.251449847">
                <text:p>1.251449847</text:p>
                <draw:g>
                  <svg:desc>'Conc - 80'.B3:'Conc - 80'.F3</svg:desc>
                </draw:g>
              </table:table-cell>
              <table:table-cell office:value-type="float" office:value="1.237320088">
                <text:p>1.237320088</text:p>
              </table:table-cell>
              <table:table-cell office:value-type="float" office:value="1.080782473">
                <text:p>1.080782473</text:p>
              </table:table-cell>
              <table:table-cell office:value-type="float" office:value="1.103132851">
                <text:p>1.103132851</text:p>
              </table:table-cell>
              <table:table-cell office:value-type="float" office:value="1.152747462">
                <text:p>1.152747462</text:p>
              </table:table-cell>
            </table:table-row>
            <table:table-row>
              <table:table-cell office:value-type="string">
                <text:p>GCP under 80 of concurrence</text:p>
                <draw:g>
                  <svg:desc>'Conc - 80'.A5:'Conc - 80'.A5</svg:desc>
                </draw:g>
              </table:table-cell>
              <table:table-cell office:value-type="float" office:value="1.351508128">
                <text:p>1.351508128</text:p>
                <draw:g>
                  <svg:desc>'Conc - 80'.B5:'Conc - 80'.F5</svg:desc>
                </draw:g>
              </table:table-cell>
              <table:table-cell office:value-type="float" office:value="2.315936796">
                <text:p>2.315936796</text:p>
              </table:table-cell>
              <table:table-cell office:value-type="float" office:value="1.571918938">
                <text:p>1.571918938</text:p>
              </table:table-cell>
              <table:table-cell office:value-type="float" office:value="1.03358259">
                <text:p>1.03358259</text:p>
              </table:table-cell>
              <table:table-cell office:value-type="float" office:value="1.943229703">
                <text:p>1.9432297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58cm" svg:height="9.909cm" xlink:href=".." xlink:type="simple" chart:class="chart:line" chart:style-name="ch1">
        <chart:legend chart:legend-position="bottom" svg:x="2.251cm" svg:y="9.257cm" style:legend-expansion="wide" chart:style-name="ch2"/>
        <chart:plot-area chart:style-name="ch3" table:cell-range-address="'Conc - 160'.B1:'Conc - 160'.F1 'Conc - 160'.A3:'Conc - 160'.F3 'Conc - 160'.A5:'Conc - 160'.F5" chart:data-source-has-labels="both" svg:x="1.526cm" svg:y="0.198cm" svg:width="16.661cm" svg:height="7.552cm">
          <chartooo:coordinate-region svg:x="2.438cm" svg:y="0.397cm" svg:width="15.655cm" svg:height="6.706cm"/>
          <chart:axis chart:dimension="x" chart:name="primary-x" chart:style-name="ch4" chartooo:axis-type="auto">
            <chartooo:date-scale/>
            <chart:title svg:x="8.84cm" svg:y="7.948cm" chart:style-name="ch5">
              <text:p>Execution</text:p>
            </chart:title>
            <chart:categories table:cell-range-address="'Conc - 160'.B1:'Conc - 160'.F1"/>
          </chart:axis>
          <chart:axis chart:dimension="y" chart:name="primary-y" chart:style-name="ch6">
            <chart:title svg:x="0.567cm" svg:y="5.791cm" chart:style-name="ch7">
              <text:p>Execution time (second)</text:p>
            </chart:title>
            <chart:grid chart:style-name="ch8" chart:class="major"/>
          </chart:axis>
          <chart:series chart:style-name="ch9" chart:values-cell-range-address="'Conc - 160'.B3:'Conc - 160'.F3" chart:label-cell-address="'Conc - 160'.A3:'Conc - 160'.A3" chart:class="chart:line">
            <chart:data-point chart:repeated="5"/>
          </chart:series>
          <chart:series chart:style-name="ch10" chart:values-cell-range-address="'Conc - 160'.B5:'Conc - 160'.F5" chart:label-cell-address="'Conc - 160'.A5:'Conc - 160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nc - 160'.B1:'Conc - 160'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WS under 160 of concurrence</text:p>
                <draw:g>
                  <svg:desc>'Conc - 160'.A3:'Conc - 160'.A3</svg:desc>
                </draw:g>
              </table:table-cell>
              <table:table-cell office:value-type="float" office:value="1.602670814">
                <text:p>1.602670814</text:p>
                <draw:g>
                  <svg:desc>'Conc - 160'.B3:'Conc - 160'.F3</svg:desc>
                </draw:g>
              </table:table-cell>
              <table:table-cell office:value-type="float" office:value="1.642854767">
                <text:p>1.642854767</text:p>
              </table:table-cell>
              <table:table-cell office:value-type="float" office:value="1.463461577">
                <text:p>1.463461577</text:p>
              </table:table-cell>
              <table:table-cell office:value-type="float" office:value="1.739867117">
                <text:p>1.739867117</text:p>
              </table:table-cell>
              <table:table-cell office:value-type="float" office:value="2.073152726">
                <text:p>2.073152726</text:p>
              </table:table-cell>
            </table:table-row>
            <table:table-row>
              <table:table-cell office:value-type="string">
                <text:p>GCP under 160 of concurrence</text:p>
                <draw:g>
                  <svg:desc>'Conc - 160'.A5:'Conc - 160'.A5</svg:desc>
                </draw:g>
              </table:table-cell>
              <table:table-cell office:value-type="float" office:value="1.056042653">
                <text:p>1.056042653</text:p>
                <draw:g>
                  <svg:desc>'Conc - 160'.B5:'Conc - 160'.F5</svg:desc>
                </draw:g>
              </table:table-cell>
              <table:table-cell office:value-type="float" office:value="2.571460351">
                <text:p>2.571460351</text:p>
              </table:table-cell>
              <table:table-cell office:value-type="float" office:value="1.343459488">
                <text:p>1.343459488</text:p>
              </table:table-cell>
              <table:table-cell office:value-type="float" office:value="1.064480802">
                <text:p>1.064480802</text:p>
              </table:table-cell>
              <table:table-cell office:value-type="float" office:value="1.094575245">
                <text:p>1.0945752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58cm" svg:height="9.909cm" xlink:href=".." xlink:type="simple" chart:class="chart:line" chart:style-name="ch1">
        <chart:legend chart:legend-position="bottom" svg:x="2.251cm" svg:y="9.257cm" style:legend-expansion="wide" chart:style-name="ch2"/>
        <chart:plot-area chart:style-name="ch3" table:cell-range-address="'Conc - 320'.B1:'Conc - 320'.F1 'Conc - 320'.A3:'Conc - 320'.F3 'Conc - 320'.A5:'Conc - 320'.F5" chart:data-source-has-labels="both" svg:x="1.526cm" svg:y="0.198cm" svg:width="16.661cm" svg:height="7.552cm">
          <chartooo:coordinate-region svg:x="2.438cm" svg:y="0.397cm" svg:width="15.655cm" svg:height="6.706cm"/>
          <chart:axis chart:dimension="x" chart:name="primary-x" chart:style-name="ch4" chartooo:axis-type="auto">
            <chartooo:date-scale/>
            <chart:title svg:x="8.84cm" svg:y="7.948cm" chart:style-name="ch5">
              <text:p>Execution</text:p>
            </chart:title>
            <chart:categories table:cell-range-address="'Conc - 320'.B1:'Conc - 320'.F1"/>
          </chart:axis>
          <chart:axis chart:dimension="y" chart:name="primary-y" chart:style-name="ch6">
            <chart:title svg:x="0.567cm" svg:y="5.79cm" chart:style-name="ch7">
              <text:p>Execution time (second)</text:p>
            </chart:title>
            <chart:grid chart:style-name="ch8" chart:class="major"/>
          </chart:axis>
          <chart:series chart:style-name="ch9" chart:values-cell-range-address="'Conc - 320'.B3:'Conc - 320'.F3" chart:label-cell-address="'Conc - 320'.A3:'Conc - 320'.A3" chart:class="chart:line">
            <chart:data-point chart:repeated="5"/>
          </chart:series>
          <chart:series chart:style-name="ch10" chart:values-cell-range-address="'Conc - 320'.B5:'Conc - 320'.F5" chart:label-cell-address="'Conc - 320'.A5:'Conc - 320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nc - 320'.B1:'Conc - 320'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WS under 320 of concurrence</text:p>
                <draw:g>
                  <svg:desc>'Conc - 320'.A3:'Conc - 320'.A3</svg:desc>
                </draw:g>
              </table:table-cell>
              <table:table-cell office:value-type="float" office:value="5.940254283">
                <text:p>5.940254283</text:p>
                <draw:g>
                  <svg:desc>'Conc - 320'.B3:'Conc - 320'.F3</svg:desc>
                </draw:g>
              </table:table-cell>
              <table:table-cell office:value-type="float" office:value="5.393025289">
                <text:p>5.393025289</text:p>
              </table:table-cell>
              <table:table-cell office:value-type="float" office:value="7.189652427">
                <text:p>7.189652427</text:p>
              </table:table-cell>
              <table:table-cell office:value-type="float" office:value="5.240763437">
                <text:p>5.240763437</text:p>
              </table:table-cell>
              <table:table-cell office:value-type="float" office:value="4.236598136">
                <text:p>4.236598136</text:p>
              </table:table-cell>
            </table:table-row>
            <table:table-row>
              <table:table-cell office:value-type="string">
                <text:p>GCP under 320 of concurrence</text:p>
                <draw:g>
                  <svg:desc>'Conc - 320'.A5:'Conc - 320'.A5</svg:desc>
                </draw:g>
              </table:table-cell>
              <table:table-cell office:value-type="float" office:value="2.079586334">
                <text:p>2.079586334</text:p>
                <draw:g>
                  <svg:desc>'Conc - 320'.B5:'Conc - 320'.F5</svg:desc>
                </draw:g>
              </table:table-cell>
              <table:table-cell office:value-type="float" office:value="1.139817492">
                <text:p>1.139817492</text:p>
              </table:table-cell>
              <table:table-cell office:value-type="float" office:value="1.035529824">
                <text:p>1.035529824</text:p>
              </table:table-cell>
              <table:table-cell office:value-type="float" office:value="0.982584298">
                <text:p>0.982584298</text:p>
              </table:table-cell>
              <table:table-cell office:value-type="float" office:value="1.566783659">
                <text:p>1.5667836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